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e4d02" officeooo:paragraph-rsid="000e4d02"/>
    </style:style>
    <style:style style:name="P3" style:family="paragraph" style:parent-style-name="Text_20_body">
      <style:text-properties officeooo:paragraph-rsid="000e4d02"/>
    </style:style>
    <style:style style:name="P4" style:family="paragraph" style:parent-style-name="Text_20_body">
      <style:text-properties officeooo:paragraph-rsid="000f51a3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e4d02"/>
    </style:style>
    <style:style style:name="T2" style:family="text">
      <style:text-properties officeooo:rsid="000f51a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/text:p>
      <text:p text:style-name="P2">Ier l’investissement dans de bonne pratique telle que : TTD : Test-Driven Development</text:p>
      <text:p text:style-name="P3"><text:span text:style-name="T1">préconise d'écrire les </text:span><text:a xlink:type="simple" xlink:href="https://fr.wikipedia.org/wiki/Test_unitaire" text:style-name="Internet_20_link" text:visited-style-name="Visited_20_Internet_20_Link"><text:span text:style-name="T1">tests unitaires</text:span></text:a><text:span text:style-name="T1"> avant d'écrire le </text:span><text:a xlink:type="simple" xlink:href="https://fr.wikipedia.org/wiki/Code_source" text:style-name="Internet_20_link" text:visited-style-name="Visited_20_Internet_20_Link"><text:span text:style-name="T1">code source</text:span></text:a><text:span text:style-name="T1"> d'un </text:span><text:a xlink:type="simple" xlink:href="https://fr.wikipedia.org/wiki/Logiciel" text:style-name="Internet_20_link" text:visited-style-name="Visited_20_Internet_20_Link"><text:span text:style-name="T1">logiciel</text:span></text:a><text:span text:style-name="T1">.</text:span></text:p>
      <text:p text:style-name="P2"/>
      <text:p text:style-name="Text_20_body">Le cycle préconisé par TDD comporte cinq étapes :</text:p>
      <text:list xml:id="list8535522210303247190" text:style-name="L1">
        <text:list-item>
          <text:p text:style-name="P5">écrire un premier test ; </text:p>
        </text:list-item>
        <text:list-item>
          <text:p text:style-name="P5">vérifier qu'il échoue (car le code qu'il teste n'existe pas), afin de vérifier que le test est valide ; </text:p>
        </text:list-item>
        <text:list-item>
          <text:p text:style-name="P5">écrire juste le code suffisant pour passer le test ; </text:p>
        </text:list-item>
        <text:list-item>
          <text:p text:style-name="P5">vérifier que le test passe ; </text:p>
        </text:list-item>
        <text:list-item>
          <text:p text:style-name="P1">puis <text:a xlink:type="simple" xlink:href="https://fr.wikipedia.org/wiki/Réusinage_de_code" text:style-name="Internet_20_link" text:visited-style-name="Visited_20_Internet_20_Link">réusiner</text:a> le code, c'est-à-dire l'améliorer tout en gardant les mêmes fonctionnalités. </text:p>
        </text:list-item>
      </text:list>
      <text:p text:style-name="P4"><text:span text:style-name="T2">Comparable à la méthode XP où le mode binôme est quelque chose de commun, la métaphore de rallye automobil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40:27.684461521</meta:creation-date>
    <dc:date>2017-02-20T18:56:58.125946403</dc:date>
    <meta:editing-duration>PT45M58S</meta:editing-duration>
    <meta:editing-cycles>1</meta:editing-cycles>
    <meta:document-statistic meta:table-count="0" meta:image-count="0" meta:object-count="0" meta:page-count="1" meta:paragraph-count="10" meta:word-count="110" meta:character-count="637" meta:non-whitespace-character-count="535"/>
    <meta:generator>LibreOffice/5.2.5.1$Linux_X86_64 LibreOffice_project/20m0$Build-1</meta:generator>
  </office:meta>
</office:document-meta>
</file>